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exas" svg:font-family="Texa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margin-top="0cm" fo:margin-bottom="0cm" fo:text-align="center" style:justify-single-word="false"/>
    </style:style>
    <style:style style:name="T1" style:family="text">
      <style:text-properties fo:font-size="12pt" style:font-size-asian="12pt" style:font-size-complex="12pt"/>
    </style:style>
    <style:style style:name="T2" style:family="text">
      <style:text-properties fo:color="#000000" style:font-name="Times New Roman" style:font-name-asian="Segoe UI" style:font-name-complex="Segoe U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p>
      <text:p text:style-name="P1">Grupp 9 socialt kontrakt feedback</text:p>
      <text:p text:style-name="P2"/>
      <text:list xml:id="list2575350304487512006" text:style-name="L1">
        <text:list-item>
          <text:p text:style-name="P4"><text:span text:style-name="T1">Generellt är det ett bra socialt kontrakt då det är bra strukturerat med innehåll som täcker en hel del. Det är tydligt skrivet och det informerar om vad som gäller för er grupp. </text:span></text:p>
        </text:list-item>
      </text:list>
      <text:p text:style-name="P2"><text:span text:style-name="T2"/></text:p>
      <text:list xml:id="list42614084" text:continue-numbering="true" text:style-name="L1">
        <text:list-item>
          <text:p text:style-name="P3"><text:span text:style-name="T2">Kommunikations delen ser bra ut men det står <text:s/>”vid mindre ändringar ska rapportering ske på gruppens möten” i vissa fall tycker jag att rapportering ska ske direkt, då små ändringar ändå har en stor betydelse.</text:span> </text:p>
          <text:p text:style-name="P3"/>
        </text:list-item>
        <text:list-item>
          <text:p text:style-name="P3">Arbetstider – Ser inga problem med denna del, 20 timmar i veckan och 30 % dokumentation ser bra ut.</text:p>
          <text:p text:style-name="P3"/>
        </text:list-item>
        <text:list-item>
          <text:p text:style-name="P3"><text:s/>Arbetsuppgifter - <text:span text:style-name="T2">tycker att ni borde lägga mer tid på spelidé och lore, kanske att ni lägger 10% åt båda, men det beror på hur lågt ni har kommit.</text:span></text:p>
          <text:list>
            <text:list-header>
              <text:p text:style-name="P3"><text:span text:style-name="T2"/></text:p>
            </text:list-header>
          </text:list>
        </text:list-item>
        <text:list-item>
          <text:p text:style-name="P3"><text:span text:style-name="T2">Möten – ni ska ha möten två gånger i veckan vilket är bra men under denna del står det inget om vart dessa möten ska ske.</text:span></text:p>
        </text:list-item>
      </text:list>
      <text:p text:style-name="P2"><text:span text:style-name="T2"/></text:p>
      <text:list xml:id="list42604532" text:continue-numbering="true" text:style-name="L1">
        <text:list-item>
          <text:p text:style-name="P3"><text:span text:style-name="T2">Konflikter – bra innehåll här speciellt med alla exempel som ges för att förtydliga vissa punkter. Hade gärna sett något om hur ni hade tänkt att gå till väga om konflikter uppstår där det blir splittringar i gruppen.</text:span></text:p>
          <text:p text:style-name="P3"><text:span text:style-name="T2"/></text:p>
        </text:list-item>
        <text:list-item>
          <text:p text:style-name="P3"><text:span text:style-name="T2">Klimat – Detta klimat ser ut att kunna fungera för er grupp med förutsättningar att alla är arbetsvilliga. Men vad händer om någon utan en legitim anledning inte gör som den ska?</text:span></text:p>
          <text:p text:style-name="P3"><text:span text:style-name="T2"><text:s text:c="3"/></text:span></text:p>
        </text:list-item>
      </text:list>
      <text:p text:style-name="P2"><text:span text:style-name="T2"/></text:p>
      <text:p text:style-name="P2"><text:span text:style-name="T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exas" svg:font-family="Texa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rvin </meta:initial-creator>
    <meta:creation-date>2016-03-28T22:02:48.12</meta:creation-date>
    <meta:document-statistic meta:table-count="0" meta:image-count="0" meta:object-count="0" meta:page-count="1" meta:paragraph-count="10" meta:word-count="225" meta:character-count="1197"/>
    <dc:date>2016-03-28T22:42:17.94</dc:date>
    <dc:creator>Shervin </dc:creator>
    <meta:editing-duration>PT10M8S</meta:editing-duration>
    <meta:editing-cycles>1</meta:editing-cycles>
    <meta:generator>OpenOffice/4.1.2$Win32 OpenOffice.org_project/412m3$Build-9782</meta:generator>
  </office:meta>
</office:document-meta>
</file>